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3e64"/>
    </style:style>
    <style:style style:name="P2" style:family="paragraph" style:parent-style-name="Standard">
      <style:text-properties officeooo:rsid="00083e64" officeooo:paragraph-rsid="00083e64"/>
    </style:style>
    <style:style style:name="P3" style:family="paragraph" style:parent-style-name="Standard">
      <style:paragraph-properties fo:text-align="justify" style:justify-single-word="false"/>
      <style:text-properties officeooo:paragraph-rsid="0009d849"/>
    </style:style>
    <style:style style:name="P4" style:family="paragraph" style:parent-style-name="Standard">
      <style:text-properties officeooo:rsid="0009732b" officeooo:paragraph-rsid="0009732b"/>
    </style:style>
    <style:style style:name="P5" style:family="paragraph" style:parent-style-name="Standard">
      <style:text-properties officeooo:paragraph-rsid="0009732b"/>
    </style:style>
    <style:style style:name="P6" style:family="paragraph" style:parent-style-name="Standard">
      <style:text-properties style:font-name="sans-serif" fo:font-size="14.25pt" officeooo:rsid="0009732b" officeooo:paragraph-rsid="0009732b"/>
    </style:style>
    <style:style style:name="T1" style:family="text">
      <style:text-properties style:font-name="sans-serif" fo:font-size="14.25pt"/>
    </style:style>
    <style:style style:name="T2" style:family="text">
      <style:text-properties style:font-name="sans-serif" fo:font-size="14.25pt" officeooo:rsid="00083e64"/>
    </style:style>
    <style:style style:name="T3" style:family="text">
      <style:text-properties style:font-name="sans-serif" fo:font-size="14.25pt" officeooo:rsid="0009732b"/>
    </style:style>
    <style:style style:name="T4" style:family="text">
      <style:text-properties style:font-name="sans-serif" fo:font-size="14.25pt" officeooo:rsid="0009d849"/>
    </style:style>
    <style:style style:name="T5" style:family="text">
      <style:text-properties officeooo:rsid="0009d8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ítulo: </text:span></text:p>
      <text:p text:style-name="P1"><text:span text:style-name="T2"/></text:p>
      <text:p text:style-name="P5"><text:span text:style-name="T3">Pouso Autônomo e Controle de Quadrirrotores em Ambientes GPS-Nulo Utilizando Aprendizado de Máquina</text:span></text:p>
      <text:p text:style-name="P5"><text:span text:style-name="T1"/></text:p>
      <text:p text:style-name="P4"><text:span text:style-name="T1">Orientadores:</text:span></text:p>
      <text:p text:style-name="P4"><text:span text:style-name="T1"/></text:p>
      <text:p text:style-name="P6">Diego Paolo Ferruzzo Correa</text:p>
      <text:p text:style-name="P6">Filipe Ieda Fazanaro</text:p>
      <text:p text:style-name="P4"><text:span text:style-name="T1"/></text:p>
      <text:p text:style-name="P2"><text:span text:style-name="T1">Resumo:</text:span></text:p>
      <text:p text:style-name="P2"><text:span text:style-name="T1"/></text:p>
      <text:p text:style-name="P3"><text:span text:style-name="T2">A navegação e controle de quadrirrotores em ambientes GPS negado é uma questão de importante discussão, já que </text:span><text:span text:style-name="T3">o sistema GPS é inerente a </text:span><text:span text:style-name="T4">maioria dos</text:span><text:span text:style-name="T3"> métodos de navegação e controle de quadrirrotores, </text:span><text:span text:style-name="T4">tornando muito difícil a execução de missões em ambientes GPS-nulo com métodos convencionais de navegação.</text:span><text:span text:style-name="T2"> Neste trabalho serão discutidos um sistema controle </text:span><text:span text:style-name="T3">de velocidade</text:span><text:span text:style-name="T2"> e um sistema de pouso autônomo, </text:span><text:span text:style-name="T3">ambos</text:span><text:span text:style-name="T2"> baseados em aprendizado de máquina. Estes sistemas possibilitam à um quadrirrotor navegar e aterrisar em um alvo específico, sem informações sobre sua posição atual ou sobre a posição do alvo, utilizando apenas dados de sensores e uma câmera </text:span><text:span text:style-name="T3">fotográfica</text:span><text:span text:style-name="T2"> a bordo. Os resultados obtidos são promissores, </text:span><text:span text:style-name="T4">onde foi</text:span><text:span text:style-name="T3"> obtido</text:span><text:span text:style-name="T2"> um controle </text:span><text:span text:style-name="T3">robusto e</text:span><text:span text:style-name="T2"> comparável a controladores clássicos, </text:span><text:span text:style-name="T3">como controles proporcional derivativo e reguladores lineares quadráticos, enquanto o sistema de </text:span><text:span text:style-name="T2">pouso autônomo </text:span><text:span text:style-name="T3">é capaz de </text:span><text:span text:style-name="T2">converte</text:span><text:span text:style-name="T3">r</text:span><text:span text:style-name="T2"> 93% dos episódios </text:span><text:span text:style-name="T3">de estado inicial aleatório </text:span><text:span text:style-name="T2">em pousos bem sucedidos. </text:span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0:02:14.898067497</meta:creation-date>
    <dc:date>2021-01-27T11:10:32.355783250</dc:date>
    <meta:editing-duration>PT35M6S</meta:editing-duration>
    <meta:editing-cycles>1</meta:editing-cycles>
    <meta:document-statistic meta:table-count="0" meta:image-count="0" meta:object-count="0" meta:page-count="1" meta:paragraph-count="7" meta:word-count="173" meta:character-count="1168" meta:non-whitespace-character-count="1000"/>
    <meta:generator>LibreOffice/6.4.6.2$Linux_X86_64 LibreOffice_project/40$Build-2</meta:generator>
  </office:meta>
</office:document-meta>
</file>